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64mm"/>
    </style:style>
    <style:style style:name="co3" style:family="table-column">
      <style:table-column-properties fo:break-before="auto" style:column-width="32.47mm"/>
    </style:style>
    <style:style style:name="co4" style:family="table-column">
      <style:table-column-properties fo:break-before="auto" style:column-width="32.1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93cdd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7">
      <style:table-cell-properties style:rotation-align="none"/>
    </style:style>
    <style:style style:name="ce10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JERCICIO 1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4595" calcext:value-type="float">
            <text:p>0.045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750000" calcext:value-type="float">
            <text:p><text:s/>$750,000.0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office:value-type="float" office:value="34462.5" calcext:value-type="float">
            <text:p><text:s/>$34,462.50 </text:p>
          </table:table-cell>
          <table:table-cell table:number-columns-repeated="2" table:style-name="ce7" office:value-type="float" office:value="69160.37" calcext:value-type="float">
            <text:p><text:s/>$69,160.37 </text:p>
          </table:table-cell>
          <table:table-cell table:style-name="ce7" table:formula="of:=[.F6]-[.D7]" office:value-type="float" office:value="680839.63" calcext:value-type="float">
            <text:p><text:s/>$680,839.6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7]*[.B2]" office:value-type="float" office:value="31284.5809985" calcext:value-type="float">
            <text:p><text:s/>$31,284.58 </text:p>
          </table:table-cell>
          <table:table-cell table:style-name="ce7" table:formula="of:=[.B8]-[.C8]" office:value-type="float" office:value="72338.2890015" calcext:value-type="float">
            <text:p><text:s/>$72,338.29 </text:p>
          </table:table-cell>
          <table:table-cell table:style-name="ce10" table:formula="of:=[.D8]+[.E7]" office:value-type="float" office:value="141498.6590015" calcext:value-type="float">
            <text:p><text:s/>$141,498.66 </text:p>
          </table:table-cell>
          <table:table-cell table:style-name="ce7" table:formula="of:=[.F7]-[.D8]" office:value-type="float" office:value="608501.3409985" calcext:value-type="float">
            <text:p><text:s/>$608,501.34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8]*[.B2]" office:value-type="float" office:value="27960.6366188811" calcext:value-type="float">
            <text:p><text:s/>$27,960.64 </text:p>
          </table:table-cell>
          <table:table-cell table:style-name="ce7" table:formula="of:=[.B9]-[.C9]" office:value-type="float" office:value="75662.2333811189" calcext:value-type="float">
            <text:p><text:s/>$75,662.23 </text:p>
          </table:table-cell>
          <table:table-cell table:style-name="ce7" table:formula="of:=[.D9]+[.E8]" office:value-type="float" office:value="217160.892382619" calcext:value-type="float">
            <text:p><text:s/>$217,160.89 </text:p>
          </table:table-cell>
          <table:table-cell table:style-name="ce7" table:formula="of:=[.F8]-[.D9]" office:value-type="float" office:value="532839.107617381" calcext:value-type="float">
            <text:p><text:s/>$532,839.11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9]*[.B2]" office:value-type="float" office:value="24483.9569950187" calcext:value-type="float">
            <text:p><text:s/>$24,483.96 </text:p>
          </table:table-cell>
          <table:table-cell table:style-name="ce7" table:formula="of:=[.B10]-[.C10]" office:value-type="float" office:value="79138.9130049813" calcext:value-type="float">
            <text:p><text:s/>$79,138.91 </text:p>
          </table:table-cell>
          <table:table-cell table:style-name="ce10" table:formula="of:=[.D10]+[.E9]" office:value-type="float" office:value="296299.8053876" calcext:value-type="float">
            <text:p><text:s/>$296,299.81 </text:p>
          </table:table-cell>
          <table:table-cell table:style-name="ce7" table:formula="of:=[.F9]-[.D10]" office:value-type="float" office:value="453700.1946124" calcext:value-type="float">
            <text:p><text:s/>$453,700.19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0]*[.B2]" office:value-type="float" office:value="20847.5239424398" calcext:value-type="float">
            <text:p><text:s/>$20,847.52 </text:p>
          </table:table-cell>
          <table:table-cell table:style-name="ce7" table:formula="of:=[.B11]-[.C11]" office:value-type="float" office:value="82775.3460575602" calcext:value-type="float">
            <text:p><text:s/>$82,775.35 </text:p>
          </table:table-cell>
          <table:table-cell table:style-name="ce10" table:formula="of:=[.D11]+[.E10]" office:value-type="float" office:value="379075.15144516" calcext:value-type="float">
            <text:p><text:s/>$379,075.15 </text:p>
          </table:table-cell>
          <table:table-cell table:style-name="ce7" table:formula="of:=[.F10]-[.D11]" office:value-type="float" office:value="370924.848554839" calcext:value-type="float">
            <text:p><text:s/>$370,924.85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1]*[.B2]" office:value-type="float" office:value="17043.9967910949" calcext:value-type="float">
            <text:p><text:s/>$17,044.00 </text:p>
          </table:table-cell>
          <table:table-cell table:style-name="ce7" table:formula="of:=[.B12]-[.C12]" office:value-type="float" office:value="86578.8732089051" calcext:value-type="float">
            <text:p><text:s/>$86,578.87 </text:p>
          </table:table-cell>
          <table:table-cell table:style-name="ce7" table:formula="of:=[.D12]+[.E11]" office:value-type="float" office:value="465654.024654066" calcext:value-type="float">
            <text:p><text:s/>$465,654.02 </text:p>
          </table:table-cell>
          <table:table-cell table:style-name="ce7" table:formula="of:=[.F11]-[.D12]" office:value-type="float" office:value="284345.975345934" calcext:value-type="float">
            <text:p><text:s/>$284,345.98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2]*[.B2]" office:value-type="float" office:value="13065.6975671457" calcext:value-type="float">
            <text:p><text:s/>$13,065.70 </text:p>
          </table:table-cell>
          <table:table-cell table:style-name="ce7" table:formula="of:=[.B13]-[.C13]" office:value-type="float" office:value="90557.1724328543" calcext:value-type="float">
            <text:p><text:s/>$90,557.17 </text:p>
          </table:table-cell>
          <table:table-cell table:style-name="ce7" table:formula="of:=[.D13]+[.E12]" office:value-type="float" office:value="556211.19708692" calcext:value-type="float">
            <text:p><text:s/>$556,211.20 </text:p>
          </table:table-cell>
          <table:table-cell table:style-name="ce7" table:formula="of:=[.F12]-[.D13]" office:value-type="float" office:value="193788.80291308" calcext:value-type="float">
            <text:p><text:s/>$193,788.8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3]*[.B2]" office:value-type="float" office:value="8904.59549385603" calcext:value-type="float">
            <text:p><text:s/>$8,904.60 </text:p>
          </table:table-cell>
          <table:table-cell table:style-name="ce7" table:formula="of:=[.B14]-[.C14]" office:value-type="float" office:value="94718.274506144" calcext:value-type="float">
            <text:p><text:s/>$94,718.27 </text:p>
          </table:table-cell>
          <table:table-cell table:style-name="ce7" table:formula="of:=[.D14]+[.E13]" office:value-type="float" office:value="650929.471593064" calcext:value-type="float">
            <text:p><text:s/>$650,929.47 </text:p>
          </table:table-cell>
          <table:table-cell table:style-name="ce7" table:formula="of:=[.F13]-[.D14]" office:value-type="float" office:value="99070.5284069361" calcext:value-type="float">
            <text:p><text:s/>$99,070.5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4]*[.B2]" office:value-type="float" office:value="4552.29078029871" calcext:value-type="float">
            <text:p><text:s/>$4,552.29 </text:p>
          </table:table-cell>
          <table:table-cell table:style-name="ce7" table:formula="of:=[.B15]-[.C15]" office:value-type="float" office:value="99070.5792197013" calcext:value-type="float">
            <text:p><text:s/>$99,070.58 </text:p>
          </table:table-cell>
          <table:table-cell table:style-name="ce10" table:formula="of:=[.D15]+[.E14]" office:value-type="float" office:value="750000.050812765" calcext:value-type="float">
            <text:p><text:s/>$750,000.05 </text:p>
          </table:table-cell>
          <table:table-cell table:style-name="ce7" table:formula="of:=[.F14]-[.D15]" office:value-type="float" office:value="-0.0508127652137773" calcext:value-type="float">
            <text:p>-$0.05 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8" table:number-columns-repeated="3"/>
          <table:table-cell table:style-name="ce11"/>
          <table:table-cell table:style-name="ce8"/>
          <table:table-cell table:number-columns-repeated="1018"/>
        </table:table-row>
        <table:table-row table:style-name="ro2">
          <table:table-cell office:value-type="string" calcext:value-type="string">
            <text:p>TOTAL:</text:p>
          </table:table-cell>
          <table:table-cell table:style-name="ce8" table:formula="of:=SUM([.B6:.B16])" office:value-type="float" office:value="932605.83" calcext:value-type="float">
            <text:p><text:s/>$932,605.83 </text:p>
          </table:table-cell>
          <table:table-cell table:style-name="ce9"/>
          <table:table-cell table:style-name="ce9" table:formula="of:=SUM([.D6:.D16])" office:value-type="float" office:value="750000.050812765" calcext:value-type="float">
            <text:p><text:s/>$750,000.05 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2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8375" calcext:value-type="float">
            <text:p>0.01837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173950" calcext:value-type="float">
            <text:p><text:s/>$173,9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5]*[.B21]" office:value-type="float" office:value="3196.33125" calcext:value-type="float">
            <text:p><text:s/>$3,196.33 </text:p>
          </table:table-cell>
          <table:table-cell table:number-columns-repeated="2" table:style-name="ce7" office:value-type="float" office:value="13088.6" calcext:value-type="float">
            <text:p><text:s/>$13,088.60 </text:p>
          </table:table-cell>
          <table:table-cell table:style-name="ce7" table:formula="of:=[.F25]-[.D26]" office:value-type="float" office:value="160861.4" calcext:value-type="float">
            <text:p><text:s/>$160,861.4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6]*[.B21]" office:value-type="float" office:value="2955.828225" calcext:value-type="float">
            <text:p><text:s/>$2,955.83 </text:p>
          </table:table-cell>
          <table:table-cell table:style-name="ce7" table:formula="of:=[.B27]-[.C27]" office:value-type="float" office:value="13329.101775" calcext:value-type="float">
            <text:p><text:s/>$13,329.10 </text:p>
          </table:table-cell>
          <table:table-cell table:style-name="ce10" table:formula="of:=[.D27]+[.E26]" office:value-type="float" office:value="26417.701775" calcext:value-type="float">
            <text:p><text:s/>$26,417.70 </text:p>
          </table:table-cell>
          <table:table-cell table:style-name="ce7" table:formula="of:=[.F26]-[.D27]" office:value-type="float" office:value="147532.298225" calcext:value-type="float">
            <text:p><text:s/>$147,532.30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7]*[.B21]" office:value-type="float" office:value="2710.90597988437" calcext:value-type="float">
            <text:p><text:s/>$2,710.91 </text:p>
          </table:table-cell>
          <table:table-cell table:style-name="ce7" table:formula="of:=[.B28]-[.C28]" office:value-type="float" office:value="13574.0240201156" calcext:value-type="float">
            <text:p><text:s/>$13,574.02 </text:p>
          </table:table-cell>
          <table:table-cell table:style-name="ce7" table:formula="of:=[.D28]+[.E27]" office:value-type="float" office:value="39991.7257951156" calcext:value-type="float">
            <text:p><text:s/>$39,991.73 </text:p>
          </table:table-cell>
          <table:table-cell table:style-name="ce7" table:formula="of:=[.F27]-[.D28]" office:value-type="float" office:value="133958.274204884" calcext:value-type="float">
            <text:p><text:s/>$133,958.27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8]*[.B21]" office:value-type="float" office:value="2461.48328851475" calcext:value-type="float">
            <text:p><text:s/>$2,461.48 </text:p>
          </table:table-cell>
          <table:table-cell table:style-name="ce7" table:formula="of:=[.B29]-[.C29]" office:value-type="float" office:value="13823.4467114852" calcext:value-type="float">
            <text:p><text:s/>$13,823.45 </text:p>
          </table:table-cell>
          <table:table-cell table:style-name="ce10" table:formula="of:=[.D29]+[.E28]" office:value-type="float" office:value="53815.1725066009" calcext:value-type="float">
            <text:p><text:s/>$53,815.17 </text:p>
          </table:table-cell>
          <table:table-cell table:style-name="ce7" table:formula="of:=[.F28]-[.D29]" office:value-type="float" office:value="120134.827493399" calcext:value-type="float">
            <text:p><text:s/>$120,134.83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9]*[.B21]" office:value-type="float" office:value="2207.47745519121" calcext:value-type="float">
            <text:p><text:s/>$2,207.48 </text:p>
          </table:table-cell>
          <table:table-cell table:style-name="ce7" table:formula="of:=[.B30]-[.C30]" office:value-type="float" office:value="14077.4525448088" calcext:value-type="float">
            <text:p><text:s/>$14,077.45 </text:p>
          </table:table-cell>
          <table:table-cell table:style-name="ce10" table:formula="of:=[.D30]+[.E29]" office:value-type="float" office:value="67892.6250514097" calcext:value-type="float">
            <text:p><text:s/>$67,892.63 </text:p>
          </table:table-cell>
          <table:table-cell table:style-name="ce7" table:formula="of:=[.F29]-[.D30]" office:value-type="float" office:value="106057.37494859" calcext:value-type="float">
            <text:p><text:s/>$106,057.3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0]*[.B21]" office:value-type="float" office:value="1948.80426468035" calcext:value-type="float">
            <text:p><text:s/>$1,948.80 </text:p>
          </table:table-cell>
          <table:table-cell table:style-name="ce7" table:formula="of:=[.B31]-[.C31]" office:value-type="float" office:value="14336.1257353197" calcext:value-type="float">
            <text:p><text:s/>$14,336.13 </text:p>
          </table:table-cell>
          <table:table-cell table:style-name="ce7" table:formula="of:=[.D31]+[.E30]" office:value-type="float" office:value="82228.7507867293" calcext:value-type="float">
            <text:p><text:s/>$82,228.75 </text:p>
          </table:table-cell>
          <table:table-cell table:style-name="ce7" table:formula="of:=[.F30]-[.D31]" office:value-type="float" office:value="91721.2492132707" calcext:value-type="float">
            <text:p><text:s/>$91,721.25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1]*[.B21]" office:value-type="float" office:value="1685.37795429385" calcext:value-type="float">
            <text:p><text:s/>$1,685.38 </text:p>
          </table:table-cell>
          <table:table-cell table:style-name="ce7" table:formula="of:=[.B32]-[.C32]" office:value-type="float" office:value="14599.5520457062" calcext:value-type="float">
            <text:p><text:s/>$14,599.55 </text:p>
          </table:table-cell>
          <table:table-cell table:style-name="ce7" table:formula="of:=[.D32]+[.E31]" office:value-type="float" office:value="96828.3028324355" calcext:value-type="float">
            <text:p><text:s/>$96,828.30 </text:p>
          </table:table-cell>
          <table:table-cell table:style-name="ce7" table:formula="of:=[.F31]-[.D32]" office:value-type="float" office:value="77121.6971675645" calcext:value-type="float">
            <text:p><text:s/>$77,121.70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2]*[.B21]" office:value-type="float" office:value="1417.111185454" calcext:value-type="float">
            <text:p><text:s/>$1,417.11 </text:p>
          </table:table-cell>
          <table:table-cell table:style-name="ce7" table:formula="of:=[.B33]-[.C33]" office:value-type="float" office:value="14867.818814546" calcext:value-type="float">
            <text:p><text:s/>$14,867.82 </text:p>
          </table:table-cell>
          <table:table-cell table:style-name="ce7" table:formula="of:=[.D33]+[.E32]" office:value-type="float" office:value="111696.121646981" calcext:value-type="float">
            <text:p><text:s/>$111,696.12 </text:p>
          </table:table-cell>
          <table:table-cell table:style-name="ce7" table:formula="of:=[.F32]-[.D33]" office:value-type="float" office:value="62253.8783530186" calcext:value-type="float">
            <text:p><text:s/>$62,253.88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3]*[.B21]" office:value-type="float" office:value="1143.91501473672" calcext:value-type="float">
            <text:p><text:s/>$1,143.92 </text:p>
          </table:table-cell>
          <table:table-cell table:style-name="ce7" table:formula="of:=[.B34]-[.C34]" office:value-type="float" office:value="15141.0149852633" calcext:value-type="float">
            <text:p><text:s/>$15,141.01 </text:p>
          </table:table-cell>
          <table:table-cell table:style-name="ce10" table:formula="of:=[.D34]+[.E33]" office:value-type="float" office:value="126837.136632245" calcext:value-type="float">
            <text:p><text:s/>$126,837.14 </text:p>
          </table:table-cell>
          <table:table-cell table:style-name="ce7" table:formula="of:=[.F33]-[.D34]" office:value-type="float" office:value="47112.8633677553" calcext:value-type="float">
            <text:p><text:s/>$47,112.86 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4]*[.B21]" office:value-type="float" office:value="865.698864382503" calcext:value-type="float">
            <text:p><text:s/>$865.70 </text:p>
          </table:table-cell>
          <table:table-cell table:style-name="ce7" table:formula="of:=[.B35]-[.C35]" office:value-type="float" office:value="15419.2311356175" calcext:value-type="float">
            <text:p><text:s/>$15,419.23 </text:p>
          </table:table-cell>
          <table:table-cell table:style-name="ce10" table:formula="of:=[.D35]+[.E34]" office:value-type="float" office:value="142256.367767862" calcext:value-type="float">
            <text:p><text:s/>$142,256.37 </text:p>
          </table:table-cell>
          <table:table-cell table:style-name="ce7" table:formula="of:=[.F34]-[.D35]" office:value-type="float" office:value="31693.6322321378" calcext:value-type="float">
            <text:p><text:s/>$31,693.63 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5]*[.B21]" office:value-type="float" office:value="582.370492265531" calcext:value-type="float">
            <text:p><text:s/>$582.37 </text:p>
          </table:table-cell>
          <table:table-cell table:style-name="ce7" table:formula="of:=[.B36]-[.C36]" office:value-type="float" office:value="15702.5595077345" calcext:value-type="float">
            <text:p><text:s/>$15,702.56 </text:p>
          </table:table-cell>
          <table:table-cell table:style-name="ce10" table:formula="of:=[.D36]+[.E35]" office:value-type="float" office:value="157958.927275597" calcext:value-type="float">
            <text:p><text:s/>$157,958.93 </text:p>
          </table:table-cell>
          <table:table-cell table:style-name="ce7" table:formula="of:=[.F35]-[.D36]" office:value-type="float" office:value="15991.0727244033" calcext:value-type="float">
            <text:p><text:s/>$15,991.07 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6]*[.B21]" office:value-type="float" office:value="293.835961310911" calcext:value-type="float">
            <text:p><text:s/>$293.84 </text:p>
          </table:table-cell>
          <table:table-cell table:style-name="ce7" table:formula="of:=[.B37]-[.C37]" office:value-type="float" office:value="15991.0940386891" calcext:value-type="float">
            <text:p><text:s/>$15,991.09 </text:p>
          </table:table-cell>
          <table:table-cell table:style-name="ce7" table:formula="of:=[.D37]+[.E36]" office:value-type="float" office:value="173950.021314286" calcext:value-type="float">
            <text:p><text:s/>$173,950.02 </text:p>
          </table:table-cell>
          <table:table-cell table:style-name="ce7" table:formula="of:=[.F36]-[.D37]" office:value-type="float" office:value="-0.0213142857919593" calcext:value-type="float">
            <text:p>-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25:.B38])" office:value-type="float" office:value="195419.16" calcext:value-type="float">
            <text:p><text:s/>$195,419.16 </text:p>
          </table:table-cell>
          <table:table-cell/>
          <table:table-cell table:style-name="ce9" table:formula="of:=SUM([.D25:.D38])" office:value-type="float" office:value="173950.021314286" calcext:value-type="float">
            <text:p><text:s/>$173,950.02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3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6233333" calcext:value-type="float">
            <text:p>0.016233333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226309" calcext:value-type="float">
            <text:p><text:s/>$226,309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23556.47" calcext:value-type="float">
            <text:p><text:s/>$23,556.47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23556.47" calcext:value-type="float">
            <text:p><text:s/>$23,556.47 </text:p>
          </table:table-cell>
          <table:table-cell table:style-name="ce7" table:formula="of:=[.F47]-[.D48]" office:value-type="float" office:value="202752.53" calcext:value-type="float">
            <text:p><text:s/>$202,752.53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48]" office:value-type="float" office:value="23556.47" calcext:value-type="float">
            <text:p><text:s/>$23,556.47 </text:p>
          </table:table-cell>
          <table:table-cell table:style-name="ce7" table:formula="of:=[.E48]*[.B43]" office:value-type="float" office:value="382.40002181451" calcext:value-type="float">
            <text:p><text:s/>$382.40 </text:p>
          </table:table-cell>
          <table:table-cell table:style-name="ce7" table:formula="of:=[.B49]+[.C49]" office:value-type="float" office:value="23938.8700218145" calcext:value-type="float">
            <text:p><text:s/>$23,938.87 </text:p>
          </table:table-cell>
          <table:table-cell table:style-name="ce10" table:formula="of:=[.D49]+[.E48]" office:value-type="float" office:value="47495.3400218145" calcext:value-type="float">
            <text:p><text:s/>$47,495.34 </text:p>
          </table:table-cell>
          <table:table-cell table:style-name="ce7" table:formula="of:=[.F48]-[.D49]" office:value-type="float" office:value="178813.659978185" calcext:value-type="float">
            <text:p><text:s/>$178,813.66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49]" office:value-type="float" office:value="23556.47" calcext:value-type="float">
            <text:p><text:s/>$23,556.47 </text:p>
          </table:table-cell>
          <table:table-cell table:style-name="ce7" table:formula="of:=[.E49]*[.B43]" office:value-type="float" office:value="771.007670522342" calcext:value-type="float">
            <text:p><text:s/>$771.01 </text:p>
          </table:table-cell>
          <table:table-cell table:style-name="ce7" table:formula="of:=[.B50]+[.C50]" office:value-type="float" office:value="24327.4776705223" calcext:value-type="float">
            <text:p><text:s/>$24,327.48 </text:p>
          </table:table-cell>
          <table:table-cell table:style-name="ce7" table:formula="of:=[.D50]+[.E49]" office:value-type="float" office:value="71822.8176923369" calcext:value-type="float">
            <text:p><text:s/>$71,822.82 </text:p>
          </table:table-cell>
          <table:table-cell table:style-name="ce7" table:formula="of:=[.F49]-[.D50]" office:value-type="float" office:value="154486.182307663" calcext:value-type="float">
            <text:p><text:s/>$154,486.18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50]" office:value-type="float" office:value="23556.47" calcext:value-type="float">
            <text:p><text:s/>$23,556.47 </text:p>
          </table:table-cell>
          <table:table-cell table:style-name="ce7" table:formula="of:=[.E50]*[.B43]" office:value-type="float" office:value="1165.923716598" calcext:value-type="float">
            <text:p><text:s/>$1,165.92 </text:p>
          </table:table-cell>
          <table:table-cell table:style-name="ce7" table:formula="of:=[.B51]+[.C51]" office:value-type="float" office:value="24722.393716598" calcext:value-type="float">
            <text:p><text:s/>$24,722.39 </text:p>
          </table:table-cell>
          <table:table-cell table:style-name="ce10" table:formula="of:=[.D51]+[.E50]" office:value-type="float" office:value="96545.2114089348" calcext:value-type="float">
            <text:p><text:s/>$96,545.21 </text:p>
          </table:table-cell>
          <table:table-cell table:style-name="ce7" table:formula="of:=[.F50]-[.D51]" office:value-type="float" office:value="129763.788591065" calcext:value-type="float">
            <text:p><text:s/>$129,763.79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51]" office:value-type="float" office:value="23556.47" calcext:value-type="float">
            <text:p><text:s/>$23,556.47 </text:p>
          </table:table-cell>
          <table:table-cell table:style-name="ce7" table:formula="of:=[.E51]*[.B43]" office:value-type="float" office:value="1567.25056635664" calcext:value-type="float">
            <text:p><text:s/>$1,567.25 </text:p>
          </table:table-cell>
          <table:table-cell table:style-name="ce7" table:formula="of:=[.B52]+[.C52]" office:value-type="float" office:value="25123.7205663566" calcext:value-type="float">
            <text:p><text:s/>$25,123.72 </text:p>
          </table:table-cell>
          <table:table-cell table:style-name="ce10" table:formula="of:=[.D52]+[.E51]" office:value-type="float" office:value="121668.931975292" calcext:value-type="float">
            <text:p><text:s/>$121,668.93 </text:p>
          </table:table-cell>
          <table:table-cell table:style-name="ce7" table:formula="of:=[.F51]-[.D52]" office:value-type="float" office:value="104640.068024709" calcext:value-type="float">
            <text:p><text:s/>$104,640.0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52]" office:value-type="float" office:value="23556.47" calcext:value-type="float">
            <text:p><text:s/>$23,556.47 </text:p>
          </table:table-cell>
          <table:table-cell table:style-name="ce7" table:formula="of:=[.E52]*[.B43]" office:value-type="float" office:value="1975.09228850925" calcext:value-type="float">
            <text:p><text:s/>$1,975.09 </text:p>
          </table:table-cell>
          <table:table-cell table:style-name="ce7" table:formula="of:=[.B53]+[.C53]" office:value-type="float" office:value="25531.5622885093" calcext:value-type="float">
            <text:p><text:s/>$25,531.56 </text:p>
          </table:table-cell>
          <table:table-cell table:style-name="ce7" table:formula="of:=[.D53]+[.E52]" office:value-type="float" office:value="147200.494263801" calcext:value-type="float">
            <text:p><text:s/>$147,200.49 </text:p>
          </table:table-cell>
          <table:table-cell table:style-name="ce7" table:formula="of:=[.F52]-[.D53]" office:value-type="float" office:value="79108.5057361993" calcext:value-type="float">
            <text:p><text:s/>$79,108.5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53]" office:value-type="float" office:value="23556.47" calcext:value-type="float">
            <text:p><text:s/>$23,556.47 </text:p>
          </table:table-cell>
          <table:table-cell table:style-name="ce7" table:formula="of:=[.E53]*[.B43]" office:value-type="float" office:value="2389.55464114887" calcext:value-type="float">
            <text:p><text:s/>$2,389.55 </text:p>
          </table:table-cell>
          <table:table-cell table:style-name="ce7" table:formula="of:=[.B54]+[.C54]" office:value-type="float" office:value="25946.0246411489" calcext:value-type="float">
            <text:p><text:s/>$25,946.02 </text:p>
          </table:table-cell>
          <table:table-cell table:style-name="ce7" table:formula="of:=[.D54]+[.E53]" office:value-type="float" office:value="173146.51890495" calcext:value-type="float">
            <text:p><text:s/>$173,146.52 </text:p>
          </table:table-cell>
          <table:table-cell table:style-name="ce7" table:formula="of:=[.F53]-[.D54]" office:value-type="float" office:value="53162.4810950504" calcext:value-type="float">
            <text:p><text:s/>$53,162.48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[.B54]" office:value-type="float" office:value="23556.47" calcext:value-type="float">
            <text:p><text:s/>$23,556.47 </text:p>
          </table:table-cell>
          <table:table-cell table:style-name="ce7" table:formula="of:=[.E54]*[.B43]" office:value-type="float" office:value="2810.74509917484" calcext:value-type="float">
            <text:p><text:s/>$2,810.75 </text:p>
          </table:table-cell>
          <table:table-cell table:style-name="ce7" table:formula="of:=[.B55]+[.C55]" office:value-type="float" office:value="26367.2150991748" calcext:value-type="float">
            <text:p><text:s/>$26,367.22 </text:p>
          </table:table-cell>
          <table:table-cell table:style-name="ce7" table:formula="of:=[.D55]+[.E54]" office:value-type="float" office:value="199513.734004124" calcext:value-type="float">
            <text:p><text:s/>$199,513.73 </text:p>
          </table:table-cell>
          <table:table-cell table:style-name="ce7" table:formula="of:=[.F54]-[.D55]" office:value-type="float" office:value="26795.2659958755" calcext:value-type="float">
            <text:p><text:s/>$26,795.27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[.B55]" office:value-type="float" office:value="23556.47" calcext:value-type="float">
            <text:p><text:s/>$23,556.47 </text:p>
          </table:table-cell>
          <table:table-cell table:style-name="ce7" table:formula="of:=[.E55]*[.B43]" office:value-type="float" office:value="3238.77288216238" calcext:value-type="float">
            <text:p><text:s/>$3,238.77 </text:p>
          </table:table-cell>
          <table:table-cell table:style-name="ce7" table:formula="of:=[.B56]+[.C56]" office:value-type="float" office:value="26795.2428821624" calcext:value-type="float">
            <text:p><text:s/>$26,795.24 </text:p>
          </table:table-cell>
          <table:table-cell table:style-name="ce10" table:formula="of:=[.D56]+[.E55]" office:value-type="float" office:value="226308.976886287" calcext:value-type="float">
            <text:p><text:s/>$226,308.98 </text:p>
          </table:table-cell>
          <table:table-cell table:style-name="ce7" table:formula="of:=[.F55]-[.D56]" office:value-type="float" office:value="0.023113713163184" calcext:value-type="float">
            <text:p><text:s/>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47:.B57])" office:value-type="float" office:value="212008.23" calcext:value-type="float">
            <text:p><text:s/>$212,008.23 </text:p>
          </table:table-cell>
          <table:table-cell/>
          <table:table-cell table:style-name="ce9" table:formula="of:=SUM([.D47:.D57])" office:value-type="float" office:value="226308.976886287" calcext:value-type="float">
            <text:p><text:s/>$226,308.98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4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8585" calcext:value-type="float">
            <text:p>0.0858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48750" calcext:value-type="float">
            <text:p><text:s/>$48,7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4500" calcext:value-type="float">
            <text:p><text:s/>$4,500.00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4500" calcext:value-type="float">
            <text:p><text:s/>$4,500.00 </text:p>
          </table:table-cell>
          <table:table-cell table:style-name="ce7" table:formula="of:=[.F66]-[.D67]" office:value-type="float" office:value="44250" calcext:value-type="float">
            <text:p><text:s/>$44,2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67]" office:value-type="float" office:value="4500" calcext:value-type="float">
            <text:p><text:s/>$4,500.00 </text:p>
          </table:table-cell>
          <table:table-cell table:style-name="ce7" table:formula="of:=[.E67]*[.B62]" office:value-type="float" office:value="386.325" calcext:value-type="float">
            <text:p><text:s/>$386.33 </text:p>
          </table:table-cell>
          <table:table-cell table:style-name="ce7" table:formula="of:=[.B68]+[.C68]" office:value-type="float" office:value="4886.325" calcext:value-type="float">
            <text:p><text:s/>$4,886.33 </text:p>
          </table:table-cell>
          <table:table-cell table:style-name="ce10" table:formula="of:=[.D68]+[.E67]" office:value-type="float" office:value="9386.325" calcext:value-type="float">
            <text:p><text:s/>$9,386.33 </text:p>
          </table:table-cell>
          <table:table-cell table:style-name="ce7" table:formula="of:=[.F67]-[.D68]" office:value-type="float" office:value="39363.675" calcext:value-type="float">
            <text:p><text:s/>$39,363.68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68]" office:value-type="float" office:value="4500" calcext:value-type="float">
            <text:p><text:s/>$4,500.00 </text:p>
          </table:table-cell>
          <table:table-cell table:style-name="ce7" table:formula="of:=[.E68]*[.B62]" office:value-type="float" office:value="805.81600125" calcext:value-type="float">
            <text:p><text:s/>$805.82 </text:p>
          </table:table-cell>
          <table:table-cell table:style-name="ce7" table:formula="of:=[.B69]+[.C69]" office:value-type="float" office:value="5305.81600125" calcext:value-type="float">
            <text:p><text:s/>$5,305.82 </text:p>
          </table:table-cell>
          <table:table-cell table:style-name="ce7" table:formula="of:=[.D69]+[.E68]" office:value-type="float" office:value="14692.14100125" calcext:value-type="float">
            <text:p><text:s/>$14,692.14 </text:p>
          </table:table-cell>
          <table:table-cell table:style-name="ce7" table:formula="of:=[.F68]-[.D69]" office:value-type="float" office:value="34057.85899875" calcext:value-type="float">
            <text:p><text:s/>$34,057.86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69]" office:value-type="float" office:value="4500" calcext:value-type="float">
            <text:p><text:s/>$4,500.00 </text:p>
          </table:table-cell>
          <table:table-cell table:style-name="ce7" table:formula="of:=[.E69]*[.B62]" office:value-type="float" office:value="1261.32030495731" calcext:value-type="float">
            <text:p><text:s/>$1,261.32 </text:p>
          </table:table-cell>
          <table:table-cell table:style-name="ce7" table:formula="of:=[.B70]+[.C70]" office:value-type="float" office:value="5761.32030495731" calcext:value-type="float">
            <text:p><text:s/>$5,761.32 </text:p>
          </table:table-cell>
          <table:table-cell table:style-name="ce10" table:formula="of:=[.D70]+[.E69]" office:value-type="float" office:value="20453.4613062073" calcext:value-type="float">
            <text:p><text:s/>$20,453.46 </text:p>
          </table:table-cell>
          <table:table-cell table:style-name="ce7" table:formula="of:=[.F69]-[.D70]" office:value-type="float" office:value="28296.5386937927" calcext:value-type="float">
            <text:p><text:s/>$28,296.54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70]" office:value-type="float" office:value="4500" calcext:value-type="float">
            <text:p><text:s/>$4,500.00 </text:p>
          </table:table-cell>
          <table:table-cell table:style-name="ce7" table:formula="of:=[.E70]*[.B62]" office:value-type="float" office:value="1755.9296531379" calcext:value-type="float">
            <text:p><text:s/>$1,755.93 </text:p>
          </table:table-cell>
          <table:table-cell table:style-name="ce7" table:formula="of:=[.B71]+[.C71]" office:value-type="float" office:value="6255.9296531379" calcext:value-type="float">
            <text:p><text:s/>$6,255.93 </text:p>
          </table:table-cell>
          <table:table-cell table:style-name="ce10" table:formula="of:=[.D71]+[.E70]" office:value-type="float" office:value="26709.3909593452" calcext:value-type="float">
            <text:p><text:s/>$26,709.39 </text:p>
          </table:table-cell>
          <table:table-cell table:style-name="ce7" table:formula="of:=[.F70]-[.D71]" office:value-type="float" office:value="22040.6090406548" calcext:value-type="float">
            <text:p><text:s/>$22,040.61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71]" office:value-type="float" office:value="4500" calcext:value-type="float">
            <text:p><text:s/>$4,500.00 </text:p>
          </table:table-cell>
          <table:table-cell table:style-name="ce7" table:formula="of:=[.E71]*[.B62]" office:value-type="float" office:value="2293.00121385979" calcext:value-type="float">
            <text:p><text:s/>$2,293.00 </text:p>
          </table:table-cell>
          <table:table-cell table:style-name="ce7" table:formula="of:=[.B72]+[.C72]" office:value-type="float" office:value="6793.00121385979" calcext:value-type="float">
            <text:p><text:s/>$6,793.00 </text:p>
          </table:table-cell>
          <table:table-cell table:style-name="ce7" table:formula="of:=[.D72]+[.E71]" office:value-type="float" office:value="33502.392173205" calcext:value-type="float">
            <text:p><text:s/>$33,502.39 </text:p>
          </table:table-cell>
          <table:table-cell table:style-name="ce7" table:formula="of:=[.F71]-[.D72]" office:value-type="float" office:value="15247.607826795" calcext:value-type="float">
            <text:p><text:s/>$15,247.6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72]" office:value-type="float" office:value="4500" calcext:value-type="float">
            <text:p><text:s/>$4,500.00 </text:p>
          </table:table-cell>
          <table:table-cell table:style-name="ce7" table:formula="of:=[.E72]*[.B62]" office:value-type="float" office:value="2876.18036806965" calcext:value-type="float">
            <text:p><text:s/>$2,876.18 </text:p>
          </table:table-cell>
          <table:table-cell table:style-name="ce7" table:formula="of:=[.B73]+[.C73]" office:value-type="float" office:value="7376.18036806965" calcext:value-type="float">
            <text:p><text:s/>$7,376.18 </text:p>
          </table:table-cell>
          <table:table-cell table:style-name="ce7" table:formula="of:=[.D73]+[.E72]" office:value-type="float" office:value="40878.5725412746" calcext:value-type="float">
            <text:p><text:s/>$40,878.57 </text:p>
          </table:table-cell>
          <table:table-cell table:style-name="ce7" table:formula="of:=[.F72]-[.D73]" office:value-type="float" office:value="7871.42745872536" calcext:value-type="float">
            <text:p><text:s/>$7,871.43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4362" calcext:value-type="float">
            <text:p><text:s/>$4,362.00 </text:p>
          </table:table-cell>
          <table:table-cell table:style-name="ce7" table:formula="of:=[.E73]*[.B62]" office:value-type="float" office:value="3509.42545266843" calcext:value-type="float">
            <text:p><text:s/>$3,509.43 </text:p>
          </table:table-cell>
          <table:table-cell table:style-name="ce7" table:formula="of:=[.B74]+[.C74]" office:value-type="float" office:value="7871.42545266843" calcext:value-type="float">
            <text:p><text:s/>$7,871.43 </text:p>
          </table:table-cell>
          <table:table-cell table:style-name="ce7" table:formula="of:=[.D74]+[.E73]" office:value-type="float" office:value="48749.9979939431" calcext:value-type="float">
            <text:p><text:s/>$48,750.00 </text:p>
          </table:table-cell>
          <table:table-cell table:style-name="ce7" table:formula="of:=[.F73]-[.D74]" office:value-type="float" office:value="0.00200605692862155" calcext:value-type="float">
            <text:p><text:s/>$0.00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66:.B75])" office:value-type="float" office:value="35862" calcext:value-type="float">
            <text:p><text:s/>$35,862.00 </text:p>
          </table:table-cell>
          <table:table-cell/>
          <table:table-cell table:style-name="ce9" table:formula="of:=SUM([.D66:.D75])" office:value-type="float" office:value="48749.9979939431" calcext:value-type="float">
            <text:p><text:s/>$48,750.00 </text:p>
          </table:table-cell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wner</meta:initial-creator>
    <meta:creation-date>2016-11-29T16:15:04</meta:creation-date>
    <dc:date>2021-03-19T12:47:01.522580844</dc:date>
    <meta:generator>LibreOffice/6.1.5.2$Linux_X86_64 LibreOffice_project/10$Build-2</meta:generator>
    <meta:editing-duration>PT54M59S</meta:editing-duration>
    <meta:editing-cycles>1</meta:editing-cycles>
    <meta:document-statistic meta:table-count="2" meta:cell-count="300" meta:object-count="0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